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ato" svg:font-family="Lato" style:font-family-generic="swiss" style:font-pitch="variable" svg:panose-1="2 15 5 2 2 2 4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/>
    </style:style>
    <style:style style:name="P2" style:parent-style-name="Overskrift1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Listeavsnitt" style:family="paragraph">
      <style:text-properties fo:font-size="12pt" style:font-size-asian="12pt" style:font-size-complex="12pt"/>
    </style:style>
    <style:style style:name="P5" style:parent-style-name="Listeavsnitt" style:family="paragraph">
      <style:text-properties fo:font-size="12pt" style:font-size-asian="12pt" style:font-size-complex="12pt"/>
    </style:style>
    <style:style style:name="P6" style:parent-style-name="Overskrift1" style:family="paragraph">
      <style:text-properties fo:font-size="12pt" style:font-size-asian="12pt" style:font-size-complex="12pt"/>
    </style:style>
    <style:style style:name="P7" style:parent-style-name="Listeavsnitt" style:family="paragraph">
      <style:text-properties style:font-name="Lato" style:font-name-complex="Lato" fo:color="#2D3B45" fo:font-size="12pt" style:font-size-asian="12pt" style:font-size-complex="12pt" fo:background-color="#FFFFFF"/>
    </style:style>
    <style:style style:name="P8" style:parent-style-name="Overskrift1" style:family="paragraph">
      <style:text-properties fo:font-size="12pt" style:font-size-asian="12pt" style:font-size-complex="12pt"/>
    </style:style>
    <style:style style:name="P9" style:parent-style-name="Listeavsnitt" style:family="paragraph"/>
    <style:style style:name="P10" style:parent-style-name="Listeavsnitt" style:family="paragraph"/>
    <style:style style:name="P11" style:parent-style-name="Listeavsnitt" style:family="paragraph"/>
    <style:style style:name="P12" style:parent-style-name="Listeavsnitt" style:family="paragraph"/>
    <style:style style:name="P13" style:parent-style-name="Listeavsnitt" style:family="paragraph"/>
    <style:style style:name="P14" style:parent-style-name="Listeavsnitt" style:family="paragraph"/>
    <style:style style:name="P15" style:parent-style-name="Overskrift2" style:family="paragraph">
      <style:text-properties fo:background-color="#FFFFFF"/>
    </style:style>
    <style:style style:name="P16" style:parent-style-name="Overskrift2" style:family="paragraph">
      <style:text-properties fo:background-color="#FFFFFF"/>
    </style:style>
    <style:style style:name="P17" style:parent-style-name="Overskrift2" style:family="paragraph">
      <style:text-properties fo:background-color="#FFFFFF"/>
    </style:style>
    <style:style style:name="P18" style:parent-style-name="Listeavsnitt" style:family="paragraph"/>
    <style:style style:name="P19" style:parent-style-name="Listeavsnitt" style:family="paragraph"/>
    <style:style style:name="P20" style:parent-style-name="Listeavsnitt" style:family="paragraph"/>
    <style:style style:name="P21" style:parent-style-name="Listeavsnitt" style:family="paragraph"/>
    <style:style style:name="P22" style:parent-style-name="Listeavsnitt" style:family="paragraph"/>
    <style:style style:name="P23" style:parent-style-name="Overskrift2" style:family="paragraph">
      <style:text-properties fo:background-color="#FFFFFF"/>
    </style:style>
    <style:style style:name="T24" style:parent-style-name="Sterk" style:family="text">
      <style:text-properties fo:font-weight="normal" style:font-weight-asian="normal" style:font-weight-complex="normal"/>
    </style:style>
    <style:style style:name="TableColumn26" style:family="table-column">
      <style:table-column-properties style:column-width="1.059in"/>
    </style:style>
    <style:style style:name="TableColumn27" style:family="table-column">
      <style:table-column-properties style:column-width="0.7708in"/>
    </style:style>
    <style:style style:name="TableColumn28" style:family="table-column">
      <style:table-column-properties style:column-width="0.8673in"/>
    </style:style>
    <style:style style:name="TableColumn29" style:family="table-column">
      <style:table-column-properties style:column-width="0.8111in"/>
    </style:style>
    <style:style style:name="TableColumn30" style:family="table-column">
      <style:table-column-properties style:column-width="1.0118in"/>
    </style:style>
    <style:style style:name="TableColumn31" style:family="table-column">
      <style:table-column-properties style:column-width="0.8916in"/>
    </style:style>
    <style:style style:name="TableColumn32" style:family="table-column">
      <style:table-column-properties style:column-width="0.8493in"/>
    </style:style>
    <style:style style:name="Table25" style:family="table">
      <style:table-properties style:width="6.2611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51" style:parent-style-name="Standardskriftforavsnitt" style:family="text">
      <style:text-properties style:language-asian="nb" style:country-asian="NO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Standardskriftforavsnitt" style:family="text">
      <style:text-properties style:language-asian="nb" style:country-asian="NO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Standardskriftforavsnitt" style:family="text">
      <style:text-properties style:language-asian="nb" style:country-asian="NO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99" style:parent-style-name="Standardskriftforavsnitt" style:family="text">
      <style:text-properties style:language-asian="nb" style:country-asian="NO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115" style:parent-style-name="Standardskriftforavsnitt" style:family="text">
      <style:text-properties style:language-asian="nb" style:country-asian="NO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Standardskriftforavsnitt" style:family="text">
      <style:text-properties style:language-asian="nb" style:country-asian="NO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Standardskriftforavsnitt" style:family="text">
      <style:text-properties style:language-asian="nb" style:country-asian="NO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163" style:parent-style-name="Standardskriftforavsnitt" style:family="text">
      <style:text-properties style:language-asian="nb" style:country-asian="NO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179" style:parent-style-name="Standardskriftforavsnitt" style:family="text">
      <style:text-properties style:language-asian="nb" style:country-asian="NO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195" style:parent-style-name="Standardskriftforavsnitt" style:family="text">
      <style:text-properties style:language-asian="nb" style:country-asian="NO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211" style:parent-style-name="Standardskriftforavsnitt" style:family="text">
      <style:text-properties style:language-asian="nb" style:country-asian="NO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language-asian="nb" style:country-asian="NO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font-size="28pt" style:font-size-asian="28pt" style:font-size-complex="28pt"/>
    </style:style>
    <style:style style:name="P239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Project Charter - Exercise 2</text:h>
      <text:h text:style-name="P2" text:outline-level="1">Business objective</text:h>
      <text:p text:style-name="P3">The objective of the USNStart Coworking Space website project is to create a dynamic and engaging website for USNStart, a coworking space located at the Bø campus of the University of<text:s/>South-Eastern Norway (USN). The website will serve as an informative, user-friendly, and visually appealing platform to attract potential members, provide information about the coworking space, and facilitate desk booking for members.</text:p>
      <text:list text:style-name="LFO1" text:continue-numbering="true">
        <text:list-item>
          <text:p text:style-name="P4">Create a dynamic and engaging website</text:p>
        </text:list-item>
        <text:list-item>
          <text:p text:style-name="P5">Create documentation that ensures the project is completed within the planned scope and timeframe</text:p>
        </text:list-item>
      </text:list>
      <text:h text:style-name="P6" text:outline-level="1">Project deliveries</text:h>
      <text:list text:style-name="LFO1" text:continue-numbering="true">
        <text:list-item>
          <text:p text:style-name="P7">The website should serve as an informative, user-friendly, and visually appealing platform to attract potential members, provide information about our coworking space, and facilitate desk booking for members. </text:p>
        </text:list-item>
      </text:list>
      <text:h text:style-name="P8" text:outline-level="1">Project<text:s/>exclusions</text:h>
      <text:p text:style-name="Normal"/>
      <text:h text:style-name="Overskrift2" text:outline-level="2">Constraints</text:h>
      <text:list text:style-name="LFO1" text:continue-numbering="true">
        <text:list-item>
          <text:p text:style-name="P9">Limited work experience</text:p>
        </text:list-item>
        <text:list-item>
          <text:p text:style-name="P10">Lack of<text:s/>understanding of project management</text:p>
        </text:list-item>
        <text:list-item>
          <text:p text:style-name="P11">Balancing time management with other subjects</text:p>
        </text:list-item>
      </text:list>
      <text:h text:style-name="Overskrift2" text:outline-level="2">Assumptions</text:h>
      <text:list text:style-name="LFO1" text:continue-numbering="true">
        <text:list-item>
          <text:p text:style-name="P12">Gaining learning experience</text:p>
        </text:list-item>
        <text:list-item>
          <text:p text:style-name="P13">Get better over time</text:p>
        </text:list-item>
        <text:list-item>
          <text:p text:style-name="P14">Deliver the best work we can do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Overskrift1" text:outline-level="1">Project success criteria - Exercise 3</text:h>
      <text:h text:style-name="P15" text:outline-level="2"/>
      <text:h text:style-name="P16" text:outline-level="2">Does this list reflect needs from all relevant stakeholders?</text:h>
      <text:p text:style-name="Normal">Yes, as far as we are aware, the list is comprehensive enough to accommodate for all needs of our stakeholders.</text:p>
      <text:h text:style-name="Overskrift2" text:outline-level="2">Are these "wishes" clear enough to guide the management and development of the project ?</text:h>
      <text:p text:style-name="Normal">Yes, we think it’s easy to make tasks out of these wishes, as far as we can see.</text:p>
      <text:h text:style-name="P17" text:outline-level="2">What can be the success criteria for this project?</text:h>
      <text:list text:style-name="LFO2" text:continue-numbering="true">
        <text:list-item>
          <text:p text:style-name="P18">Easy to use (user-friendly)</text:p>
        </text:list-item>
        <text:list-item>
          <text:p text:style-name="P19">Stay within the timeline</text:p>
        </text:list-item>
        <text:list-item>
          <text:p text:style-name="P20">Stay within allocated resources</text:p>
        </text:list-item>
        <text:list-item>
          <text:p text:style-name="P21">Simple design</text:p>
        </text:list-item>
        <text:list-item>
          <text:p text:style-name="P22">Functional</text:p>
        </text:list-item>
      </text:list>
      <text:h text:style-name="P23" text:outline-level="2">What can be a timeframe for a team of<text:s/>three people including you?</text:h>
      <text:p text:style-name="Normal">It’s difficult to say, because we have never done a project on this scale before, but if we had done similar projects before, we could probably have used the analogy approach to estimate the approximate time it would take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Overskrift1" text:outline-level="1"><text:span text:style-name="T24">Requirement Gathering and Analysis -<text:s/></text:span>Exercise 4<text:s/></text:h>
      <text:p text:style-name="Normal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Wish</text:p>
          </table:table-cell>
          <table:table-cell table:style-name="TableCell36">
            <text:p text:style-name="P37">Clear</text:p>
          </table:table-cell>
          <table:table-cell table:style-name="TableCell38">
            <text:p text:style-name="P39">Consistent<text:s/></text:p>
          </table:table-cell>
          <table:table-cell table:style-name="TableCell40">
            <text:p text:style-name="P41">Correct</text:p>
          </table:table-cell>
          <table:table-cell table:style-name="TableCell42">
            <text:p text:style-name="P43">Unambiguous</text:p>
          </table:table-cell>
          <table:table-cell table:style-name="TableCell44">
            <text:p text:style-name="P45">Measurable</text:p>
          </table:table-cell>
          <table:table-cell table:style-name="TableCell46">
            <text:p text:style-name="P47">Verifiable</text:p>
          </table:table-cell>
        </table:table-row>
        <table:table-row table:style-name="TableRow48">
          <table:table-cell table:style-name="TableCell49">
            <text:p text:style-name="P50"><text:span text:style-name="T51">Clear and Engaging Headline</text:span></text:p>
          </table:table-cell>
          <table:table-cell table:style-name="TableCell52">
            <text:p text:style-name="P53">X</text:p>
          </table:table-cell>
          <table:table-cell table:style-name="TableCell54">
            <text:p text:style-name="P55">X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>X</text:p>
          </table:table-cell>
          <table:table-cell table:style-name="TableCell60">
            <text:p text:style-name="P61">O</text:p>
          </table:table-cell>
          <table:table-cell table:style-name="TableCell62">
            <text:p text:style-name="P63">X</text:p>
          </table:table-cell>
        </table:table-row>
        <table:table-row table:style-name="TableRow64">
          <table:table-cell table:style-name="TableCell65">
            <text:p text:style-name="P66"><text:span text:style-name="T67">Compelling Visuals</text:span></text:p>
          </table:table-cell>
          <table:table-cell table:style-name="TableCell68">
            <text:p text:style-name="P69">O</text:p>
          </table:table-cell>
          <table:table-cell table:style-name="TableCell70">
            <text:p text:style-name="P71">X</text:p>
          </table:table-cell>
          <table:table-cell table:style-name="TableCell72">
            <text:p text:style-name="P73">X</text:p>
          </table:table-cell>
          <table:table-cell table:style-name="TableCell74">
            <text:p text:style-name="P75">X</text:p>
          </table:table-cell>
          <table:table-cell table:style-name="TableCell76">
            <text:p text:style-name="P77">O</text:p>
          </table:table-cell>
          <table:table-cell table:style-name="TableCell78">
            <text:p text:style-name="P79">O</text:p>
          </table:table-cell>
        </table:table-row>
        <table:table-row table:style-name="TableRow80">
          <table:table-cell table:style-name="TableCell81">
            <text:p text:style-name="P82"><text:span text:style-name="T83">Membership Plans and Pricing</text:span></text:p>
          </table:table-cell>
          <table:table-cell table:style-name="TableCell84">
            <text:p text:style-name="P85">X</text:p>
          </table:table-cell>
          <table:table-cell table:style-name="TableCell86">
            <text:p text:style-name="P87">X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P91">X</text:p>
          </table:table-cell>
          <table:table-cell table:style-name="TableCell92">
            <text:p text:style-name="P93">X</text:p>
          </table:table-cell>
          <table:table-cell table:style-name="TableCell94">
            <text:p text:style-name="P95">X</text:p>
          </table:table-cell>
        </table:table-row>
        <table:table-row table:style-name="TableRow96">
          <table:table-cell table:style-name="TableCell97">
            <text:p text:style-name="P98"><text:span text:style-name="T99">Amenities and Facilities</text:span>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>X</text:p>
          </table:table-cell>
          <table:table-cell table:style-name="TableCell104">
            <text:p text:style-name="P105">X</text:p>
          </table:table-cell>
          <table:table-cell table:style-name="TableCell106">
            <text:p text:style-name="P107">X</text:p>
          </table:table-cell>
          <table:table-cell table:style-name="TableCell108">
            <text:p text:style-name="P109">X</text:p>
          </table:table-cell>
          <table:table-cell table:style-name="TableCell110">
            <text:p text:style-name="P111">X</text:p>
          </table:table-cell>
        </table:table-row>
        <table:table-row table:style-name="TableRow112">
          <table:table-cell table:style-name="TableCell113">
            <text:p text:style-name="P114"><text:span text:style-name="T115">Location Information</text:span></text:p>
          </table:table-cell>
          <table:table-cell table:style-name="TableCell116">
            <text:p text:style-name="P117">X</text:p>
          </table:table-cell>
          <table:table-cell table:style-name="TableCell118">
            <text:p text:style-name="P119">X</text:p>
          </table:table-cell>
          <table:table-cell table:style-name="TableCell120">
            <text:p text:style-name="P121">X</text:p>
          </table:table-cell>
          <table:table-cell table:style-name="TableCell122">
            <text:p text:style-name="P123">X</text:p>
          </table:table-cell>
          <table:table-cell table:style-name="TableCell124">
            <text:p text:style-name="P125">X</text:p>
          </table:table-cell>
          <table:table-cell table:style-name="TableCell126">
            <text:p text:style-name="P127">X</text:p>
          </table:table-cell>
        </table:table-row>
        <table:table-row table:style-name="TableRow128">
          <table:table-cell table:style-name="TableCell129">
            <text:p text:style-name="P130"><text:span text:style-name="T131">Testimonials and Reviews</text:span></text:p>
          </table:table-cell>
          <table:table-cell table:style-name="TableCell132">
            <text:p text:style-name="P133">X</text:p>
          </table:table-cell>
          <table:table-cell table:style-name="TableCell134">
            <text:p text:style-name="P135">X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>X</text:p>
          </table:table-cell>
          <table:table-cell table:style-name="TableCell140">
            <text:p text:style-name="P141">X</text:p>
          </table:table-cell>
          <table:table-cell table:style-name="TableCell142">
            <text:p text:style-name="P143">X</text:p>
          </table:table-cell>
        </table:table-row>
        <table:table-row table:style-name="TableRow144">
          <table:table-cell table:style-name="TableCell145">
            <text:p text:style-name="P146"><text:span text:style-name="T147">Contact Information</text:span></text:p>
          </table:table-cell>
          <table:table-cell table:style-name="TableCell148">
            <text:p text:style-name="P149">X</text:p>
          </table:table-cell>
          <table:table-cell table:style-name="TableCell150">
            <text:p text:style-name="P151">X</text:p>
          </table:table-cell>
          <table:table-cell table:style-name="TableCell152">
            <text:p text:style-name="P153">X</text:p>
          </table:table-cell>
          <table:table-cell table:style-name="TableCell154">
            <text:p text:style-name="P155">X</text:p>
          </table:table-cell>
          <table:table-cell table:style-name="TableCell156">
            <text:p text:style-name="P157">X</text:p>
          </table:table-cell>
          <table:table-cell table:style-name="TableCell158">
            <text:p text:style-name="P159">X</text:p>
          </table:table-cell>
        </table:table-row>
        <table:table-row table:style-name="TableRow160">
          <table:table-cell table:style-name="TableCell161">
            <text:p text:style-name="P162"><text:span text:style-name="T163">About Us Section</text:span></text:p>
          </table:table-cell>
          <table:table-cell table:style-name="TableCell164">
            <text:p text:style-name="P165">X</text:p>
          </table:table-cell>
          <table:table-cell table:style-name="TableCell166">
            <text:p text:style-name="P167">X</text:p>
          </table:table-cell>
          <table:table-cell table:style-name="TableCell168">
            <text:p text:style-name="P169">X</text:p>
          </table:table-cell>
          <table:table-cell table:style-name="TableCell170">
            <text:p text:style-name="P171">X</text:p>
          </table:table-cell>
          <table:table-cell table:style-name="TableCell172">
            <text:p text:style-name="P173">X</text:p>
          </table:table-cell>
          <table:table-cell table:style-name="TableCell174">
            <text:p text:style-name="P175">X</text:p>
          </table:table-cell>
        </table:table-row>
        <table:table-row table:style-name="TableRow176">
          <table:table-cell table:style-name="TableCell177">
            <text:p text:style-name="P178"><text:span text:style-name="T179">Responsive Design</text:span></text:p>
          </table:table-cell>
          <table:table-cell table:style-name="TableCell180">
            <text:p text:style-name="P181">O</text:p>
          </table:table-cell>
          <table:table-cell table:style-name="TableCell182">
            <text:p text:style-name="P183">X</text:p>
          </table:table-cell>
          <table:table-cell table:style-name="TableCell184">
            <text:p text:style-name="P185">X</text:p>
          </table:table-cell>
          <table:table-cell table:style-name="TableCell186">
            <text:p text:style-name="P187">O</text:p>
          </table:table-cell>
          <table:table-cell table:style-name="TableCell188">
            <text:p text:style-name="P189">X</text:p>
          </table:table-cell>
          <table:table-cell table:style-name="TableCell190">
            <text:p text:style-name="P191">X</text:p>
          </table:table-cell>
        </table:table-row>
        <table:table-row table:style-name="TableRow192">
          <table:table-cell table:style-name="TableCell193">
            <text:p text:style-name="P194"><text:span text:style-name="T195">Privacy and Security</text:span></text:p>
          </table:table-cell>
          <table:table-cell table:style-name="TableCell196">
            <text:p text:style-name="P197">X</text:p>
          </table:table-cell>
          <table:table-cell table:style-name="TableCell198">
            <text:p text:style-name="P199">X</text:p>
          </table:table-cell>
          <table:table-cell table:style-name="TableCell200">
            <text:p text:style-name="P201">X</text:p>
          </table:table-cell>
          <table:table-cell table:style-name="TableCell202">
            <text:p text:style-name="P203">X</text:p>
          </table:table-cell>
          <table:table-cell table:style-name="TableCell204">
            <text:p text:style-name="P205">X</text:p>
          </table:table-cell>
          <table:table-cell table:style-name="TableCell206">
            <text:p text:style-name="P207">X</text:p>
          </table:table-cell>
        </table:table-row>
        <table:table-row table:style-name="TableRow208">
          <table:table-cell table:style-name="TableCell209">
            <text:p text:style-name="P210"><text:span text:style-name="T211">Floor plan</text:span></text:p>
          </table:table-cell>
          <table:table-cell table:style-name="TableCell212">
            <text:p text:style-name="P213">O</text:p>
          </table:table-cell>
          <table:table-cell table:style-name="TableCell214">
            <text:p text:style-name="P215">X</text:p>
          </table:table-cell>
          <table:table-cell table:style-name="TableCell216">
            <text:p text:style-name="P217">X</text:p>
          </table:table-cell>
          <table:table-cell table:style-name="TableCell218">
            <text:p text:style-name="P219">X</text:p>
          </table:table-cell>
          <table:table-cell table:style-name="TableCell220">
            <text:p text:style-name="P221">X</text:p>
          </table:table-cell>
          <table:table-cell table:style-name="TableCell222">
            <text:p text:style-name="P223">X</text:p>
          </table:table-cell>
        </table:table-row>
        <table:table-row table:style-name="TableRow224">
          <table:table-cell table:style-name="TableCell225">
            <text:p text:style-name="P226">Booking</text:p>
          </table:table-cell>
          <table:table-cell table:style-name="TableCell227">
            <text:p text:style-name="P228">X</text:p>
          </table:table-cell>
          <table:table-cell table:style-name="TableCell229">
            <text:p text:style-name="P230">X</text:p>
          </table:table-cell>
          <table:table-cell table:style-name="TableCell231">
            <text:p text:style-name="P232">X</text:p>
          </table:table-cell>
          <table:table-cell table:style-name="TableCell233">
            <text:p text:style-name="P234">X</text:p>
          </table:table-cell>
          <table:table-cell table:style-name="TableCell235">
            <text:p text:style-name="P236">X</text:p>
          </table:table-cell>
          <table:table-cell table:style-name="TableCell237">
            <text:p text:style-name="P238">X</text:p>
          </table:table-cell>
        </table:table-row>
      </table:table>
      <text:p text:style-name="Normal"/>
      <text:h text:style-name="Overskrift2" text:outline-level="2">User stories</text:h>
      <text:p text:style-name="P239">As a local company, I want to see a riveting headline, that can help grip my company’s interest in working together.</text:p>
      <text:p text:style-name="Normal">Som<text:s/>en student, vil jeg bruke en ryddig og visuelt pent utseende, slik at jeg blir engasjert til å bruke plattformen.</text:p>
      <text:p text:style-name="Normal">Som en entreprenør, vil jeg ha en tydelig oversikt over medlemskaps-planer og priser, slik at jeg kan ta fornuftige valg om hvor jeg skal jobbe fra.</text:p>
      <text:p text:style-name="Normal">Som en storbedrift, vil jeg ha informasjon om veldig gode fasiliteter, slik<text:s/>at arbeidshverdagen til de ansatte blir bedre.</text:p>
      <text:soft-page-break/>
      <text:p text:style-name="Normal">Som<text:s/>bruker<text:s/>ønsker jeg tydelig informasjon om lokasjonen og veibeskrivelse, slik at jeg<text:s/>lett kan<text:s/>dele informasjonen med<text:s/>andre brukere som kommer langveis fra.</text:p>
      <text:p text:style-name="Normal">Som en bruker, ønsker jeg tilgang til anmeldelser fra tidligere brukere, slik at jeg kan gjøre et informert valg om dette er noe for meg.</text:p>
      <text:p text:style-name="Normal">Som bruker, ønsker jeg mulighet til å finne kontaktinformasjon, slik at jeg lett kan kontakte USN for å kunne stille spørsmål som gjelder leie av lokal.</text:p>
      <text:p text:style-name="Normal">Som storbedrift, ønsker jeg utfyllende informasjon om verdier, historie og misjon, slik at jeg kan alliere meg med de riktige samfunnsaktørene.</text:p>
      <text:p text:style-name="Normal">Som en bruker, ønsker jeg et responsivt design, slik at jeg kan benytte siden på flere ulike plattformer.</text:p>
      <text:p text:style-name="Normal">Som storbedrift, ønsker jeg å bruke systemer som tar hensyn til GDPR og sikkerhet til brukerne, slik at jeg kan være trygg når jeg bruker nettsiden<text:s/>at dataene mine blir behandlet riktig.</text:p>
      <text:p text:style-name="Normal">Som en bruker, ønsker jeg en fullstendig oversikt over arealet, slik at jeg enkelt kan finne meg en gunstig plass å jobbe.</text:p>
      <text:p text:style-name="Normal">Som en bruker, ønsker jeg en booking-mulighet med kalender og tydelig oversikt over hva som er ledig, slik at det er lett å planlegge arbeidshverdage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ato" svg:font-family="Lato" style:font-family-generic="swiss" style:font-pitch="variable" svg:panose-1="2 15 5 2 2 2 4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verskrift2Tegn" style:display-name="Overskrift 2 Tegn" style:family="text" style:parent-style-name="Standardskriftforavsnit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" style:display-name="Sterk" style:family="text" style:parent-style-name="Standardskriftforavsnit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 Andreas Strand</meta:initial-creator>
    <dc:creator>Lars Andreas Strand</dc:creator>
    <meta:creation-date>2024-01-22T13:55:00Z</meta:creation-date>
    <dc:date>2024-01-22T13:55:00Z</dc:date>
    <meta:template xlink:href="Normal.dotm" xlink:type="simple"/>
    <meta:editing-cycles>2</meta:editing-cycles>
    <meta:editing-duration>PT9360S</meta:editing-duration>
    <meta:document-statistic meta:page-count="4" meta:paragraph-count="8" meta:word-count="654" meta:character-count="4117" meta:row-count="28" meta:non-whitespace-character-count="3471"/>
  </office:meta>
</office:document-meta>
</file>